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666666" draw:marker-start-width="0.276cm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8cm" svg:height="1.015cm" svg:x="0.603cm" svg:y="0.543cm">
          <text:p text:style-name="P1"><text:span text:style-name="T1">/data/te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043cm" svg:y1="1.558cm" svg:x2="2.803cm" svg:y2="2.75cm" draw:start-shape="id1" draw:start-glue-point="2" draw:end-shape="id2" svg:d="M2043 1558v1192h760" svg:viewBox="0 0 761 1193">
          <text:p/>
        </draw:connector>
        <draw:custom-shape draw:style-name="gr1" draw:text-style-name="P2" xml:id="id2" draw:id="id2" draw:layer="layout" svg:width="3.001cm" svg:height="1.015cm" svg:x="2.803cm" svg:y="2.243cm">
          <text:p text:style-name="P1"><text:span text:style-name="T1">&lt;ta-uuid&gt;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001cm" svg:height="1.015cm" svg:x="5.203cm" svg:y="3.843cm">
          <text:p text:style-name="P1"><text:span text:style-name="T1">&lt;obj-id&gt;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303cm" svg:y1="3.258cm" svg:x2="5.203cm" svg:y2="4.35cm" draw:start-shape="id2" draw:start-glue-point="2" draw:end-shape="id3" draw:end-glue-point="3" svg:d="M4303 3258v1092h900" svg:viewBox="0 0 901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date>2016-11-04T11:11:34.548178303</dc:date>
    <meta:editing-duration>PT43M27S</meta:editing-duration>
    <meta:editing-cycles>10</meta:editing-cycles>
    <dc:creator>Jens Wiklander</dc:creator>
    <meta:document-statistic meta:object-count="5"/>
  </office:meta>
</office:document-meta>
</file>